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 fo:font-size="10pt" officeooo:rsid="0003f0f4" officeooo:paragraph-rsid="0003f0f4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monospace" fo:font-size="10pt" officeooo:rsid="0003f0f4" officeooo:paragraph-rsid="0003f0f4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monospace" fo:font-size="10pt" officeooo:rsid="000a8c09" officeooo:paragraph-rsid="000a8c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74ac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4c58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ebf9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officeooo:rsid="0004c586" officeooo:paragraph-rsid="0004c58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officeooo:rsid="0005b130" officeooo:paragraph-rsid="0005b13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0pt" officeooo:rsid="0008ea91" officeooo:paragraph-rsid="0008ea9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monospace" fo:font-size="10pt" officeooo:rsid="000c83ca" officeooo:paragraph-rsid="000c83c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monospace" fo:font-size="10pt" officeooo:rsid="000ebf9c" officeooo:paragraph-rsid="000ebf9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monospace" fo:font-size="10pt" fo:font-weight="normal" officeooo:rsid="000dc946" officeooo:paragraph-rsid="000dc946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onospace" fo:font-size="10pt" officeooo:rsid="000c83ca" officeooo:paragraph-rsid="000c83ca" fo:background-color="#fff200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monospace" fo:font-size="15pt" fo:font-weight="bold" officeooo:rsid="0003f0f4" officeooo:paragraph-rsid="0003f0f4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monospace" fo:font-size="12pt" fo:font-weight="bold" officeooo:rsid="00074ac8" officeooo:paragraph-rsid="00074ac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monospace" fo:font-size="12pt" fo:font-weight="bold" officeooo:rsid="00074ac8" officeooo:paragraph-rsid="0008ea9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monospace" fo:font-size="12pt" fo:font-weight="bold" officeooo:rsid="000a8c09" officeooo:paragraph-rsid="000a8c09" style:font-size-asian="12pt" style:font-weight-asian="bold" style:font-size-complex="12pt" style:font-weight-complex="bold"/>
    </style:style>
    <style:style style:name="T1" style:family="text">
      <style:text-properties officeooo:rsid="000a17c9"/>
    </style:style>
    <style:style style:name="T2" style:family="text">
      <style:text-properties fo:color="#7f0055" fo:font-weight="bold" fo:background-color="#e8f2fe" loext:char-shading-value="0" style:font-weight-asian="bold"/>
    </style:style>
    <style:style style:name="T3" style:family="text">
      <style:text-properties fo:color="#000000" fo:background-color="#e8f2fe" loext:char-shading-value="0"/>
    </style:style>
    <style:style style:name="T4" style:family="text">
      <style:text-properties fo:color="#000000" officeooo:rsid="000bcfb7" fo:background-color="#e8f2fe" loext:char-shading-value="0"/>
    </style:style>
    <style:style style:name="T5" style:family="text">
      <style:text-properties fo:color="#000000"/>
    </style:style>
    <style:style style:name="T6" style:family="text">
      <style:text-properties fo:color="#000000" fo:background-color="#fff200" loext:char-shading-value="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74ac8" style:font-size-asian="12pt" style:font-weight-asian="bold" style:font-size-complex="12pt" style:font-weight-complex="bold"/>
    </style:style>
    <style:style style:name="T9" style:family="text">
      <style:text-properties officeooo:rsid="000c83ca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0ebf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 partie 4</text:p>
      <text:p text:style-name="P1"/>
      <text:p text:style-name="P1"/>
      <text:p text:style-name="P1"/>
      <text:p text:style-name="P3"><text:span text:style-name="T7">Développement :</text:span> </text:p>
      <text:p text:style-name="P3">Nils Bourgon → classe Autobus et ses tests</text:p>
      <text:p text:style-name="P3">Thomas Pallis→ classe passagerStandard et ses tests</text:p>
      <text:p text:style-name="P2"/>
      <text:p text:style-name="P17">Ité<text:span text:style-name="T9">ration</text:span> 1 :</text:p>
      <text:p text:style-name="P3">1.1</text:p>
      <text:p text:style-name="P3">Le langage impose la ligne « <text:span text:style-name="T2">package</text:span><text:span text:style-name="T3"> tec; » au début de tous les fichiers appartenant au pa</text:span><text:span text:style-name="T4">quet</text:span><text:span text:style-name="T3">age tec</text:span></text:p>
      <text:p text:style-name="P3"><text:span text:style-name="T3"/></text:p>
      <text:p text:style-name="P10"><text:span text:style-name="T3">On ne souhaite pas exposer au client . Cependant on souhaite avoir un comportement prédéfini </text:span></text:p>
      <text:p text:style-name="P3"><text:span text:style-name="T3"/></text:p>
      <text:p text:style-name="P3"><text:span text:style-name="T3"/></text:p>
      <text:p text:style-name="P10"><text:span text:style-name="T3">1</text:span><text:span text:style-name="T6">.2</text:span></text:p>
      <text:p text:style-name="P13"><text:span text:style-name="T5"/></text:p>
      <text:p text:style-name="P3"/>
      <text:p text:style-name="P3"/>
      <text:p text:style-name="P3"/>
      <text:p text:style-name="P10"><text:span text:style-name="T8">Ité</text:span><text:span text:style-name="T7">ration</text:span><text:span text:style-name="T8"> 2 :</text:span></text:p>
      <text:p text:style-name="P10"><text:span text:style-name="T8"/></text:p>
      <text:p text:style-name="P12">1.1</text:p>
      <text:p text:style-name="P12">PassagerSta<text:span text:style-name="T10">ndard : </text:span></text:p>
      <text:p text:style-name="P12"/>
      <text:p text:style-name="P12">Autobus :</text:p>
      <text:p text:style-name="P12">On essaiera de tester pour 4 cas d’instanciation :</text:p>
      <text:p text:style-name="P12"><text:tab/>-Création d’un bus avec des places assises et des places debout</text:p>
      <text:p text:style-name="P12"><text:tab/>-Création d’un bus sans aucune places libres</text:p>
      <text:p text:style-name="P12"><text:tab/><text:bookmark-start text:name="__DdeLink__40_2760967116"/>-Création d’un bus avec uniquement des places debout libres<text:bookmark-end text:name="__DdeLink__40_2760967116"/></text:p>
      <text:p text:style-name="P12"><text:tab/>-Création d’un bus avec uniquement des places assises libres</text:p>
      <text:p text:style-name="P12"/>
      <text:p text:style-name="P12">(Les deux derniers cas nous servent uniquement à tester que les résultats des méthodes aPlaceAssisse et aplaceDebout sont bien indépendants)</text:p>
      <text:p text:style-name="P10"/>
      <text:p text:style-name="P15">Ité<text:span text:style-name="T9">ration</text:span> 3 :</text:p>
      <text:p text:style-name="P4"/>
      <text:p text:style-name="P6">On décidera de créer un liste <text:span text:style-name="T11">(Arraylist)</text:span> de passager et non un tableau <text:span text:style-name="T11">(Array)</text:span> (traitement facilité). Aucun intérêt de créer un tableau</text:p>
      <text:p text:style-name="P4"/>
      <text:p text:style-name="P11">3.1</text:p>
      <text:p text:style-name="P7">Nous avons essayé d’utiliser les classes faussaires telles qu’elles étaient fournis mais on doit les modifier pour qu’elles implémentes les interfaces <text:span text:style-name="T1">(FauxPassager implements Passager...)</text:span>. </text:p>
      <text:p text:style-name="P8">(Vu avec M.hamid)</text:p>
      <text:p text:style-name="P7"/>
      <text:p text:style-name="P7">Ex :</text:p>
      <text:p text:style-name="P5"/>
      <text:p text:style-name="P4"/>
      <text:p text:style-name="P4"/>
      <text:p text:style-name="P4"/>
      <text:p text:style-name="P4"/>
      <text:p text:style-name="P4"/>
      <text:p text:style-name="P16">Ité<text:span text:style-name="T9">ration</text:span> 4 :</text:p>
      <text:p text:style-name="P16"><text:soft-page-break/></text:p>
      <text:p text:style-name="P9"/>
      <text:p text:style-name="P9">On doit modifier l’interface fournie Passager afin de pouvoir throw une exception depuis la méthode nouvelArret() de Passager. </text:p>
      <text:p text:style-name="P9"/>
      <text:p text:style-name="P9">Nécessaire pour pouvoir lancer UsagerInvalideException depuis la méthode allerArretSuivant() comme demandé sur le sujet. 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32:19.678913848</meta:creation-date>
    <dc:date>2018-11-21T10:13:20.659533494</dc:date>
    <meta:editing-duration>PT51M42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2" meta:paragraph-count="28" meta:word-count="223" meta:character-count="1432" meta:non-whitespace-character-count="1227"/>
  </office:meta>
</office:document-meta>
</file>